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ive_20_highly_20_professional_20_readme.md_20_with_20_working_20_t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ive highly professional readme.md with working t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Operational Analys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 Accuracy</text:p>
          </table:table-cell>
          <table:table-cell table:style-name="ce1" office:value-type="string" calcext:value-type="string">
            <text:p>R2=0.80</text:p>
          </table:table-cell>
          <table:table-cell table:style-name="ce1" office:value-type="string" calcext:value-type="string">
            <text:p>The model captures 80% of demand variance. This is a top-tier score for human-behavioral data (where 0.50 is typically considered "good")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tion Lag</text:p>
          </table:table-cell>
          <table:table-cell table:style-name="ce1" office:value-type="string" calcext:value-type="string">
            <text:p>0-4 Hours</text:p>
          </table:table-cell>
          <table:table-cell table:style-name="ce1" office:value-type="string" calcext:value-type="string">
            <text:p>Granger Causality Tests confirm that heat spikes are a leading indicator, impacting call volume significantly within 4 hour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ary Drivers</text:p>
          </table:table-cell>
          <table:table-cell table:style-name="ce1" office:value-type="string" calcext:value-type="string">
            <text:p>Routine + Heat</text:p>
          </table:table-cell>
          <table:table-cell table:style-name="ce1" office:value-type="string" calcext:value-type="string">
            <text:p>Feature Importance reveals that Lag_24 (Daily Cycle) and Temperature are the dominant predictors, with Day_of_Week providing fine-tuning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ess Test</text:p>
          </table:table-cell>
          <table:table-cell table:style-name="ce1" office:value-type="string" calcext:value-type="string">
            <text:p>+20% Surge</text:p>
          </table:table-cell>
          <table:table-cell table:style-name="ce1" office:value-type="string" calcext:value-type="string">
            <text:p>A simulation of a 40°C (104°F) Saturday predicts call volumes exceeding baseline capacity by 20%.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ive_20_highly_20_professional_20_readme.md_20_with_20_working_20_t..." style:display-name="PageStyle_give highly professional readme.md with working t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Dev/6.0.5.2$Linux_X86_64 LibreOffice_project/</meta:generator>
  </office:meta>
</office:document-meta>
</file>